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Operations on prepared variables (stack)<text:s/>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 adding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soft-page-break/>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soft-page-break/>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soft-page-break/>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soft-page-break/>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31T00:50:00Z</dc:date>
    <meta:template xlink:href="Normal.dotm" xlink:type="simple"/>
    <meta:editing-cycles>451</meta:editing-cycles>
    <meta:editing-duration>PT272880S</meta:editing-duration>
    <meta:document-statistic meta:page-count="5" meta:paragraph-count="21" meta:word-count="1619" meta:character-count="10830" meta:row-count="76" meta:non-whitespace-character-count="9232"/>
  </office:meta>
</office:document-meta>
</file>